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xmlns:config="urn:oasis:names:tc:opendocument:xmlns:config:1.0" xmlns:ooo="http://openoffice.org/2004/office" xmlns:dc="http://purl.org/dc/elements/1.1/" xmlns:svg="urn:oasis:names:tc:opendocument:xmlns:svg-compatible:1.0" xmlns:xlink="http://www.w3.org/1999/xlink" xmlns:xml="http://www.w3.org/XML/1998/namespace">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file-entry manifest:full-path="/" manifest:media-type="application/vnd.oasis.opendocument.text"/>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xmlns:config="urn:oasis:names:tc:opendocument:xmlns:config:1.0" xmlns:ooo="http://openoffice.org/2004/office" xmlns:dc="http://purl.org/dc/elements/1.1/" xmlns:svg="urn:oasis:names:tc:opendocument:xmlns:svg-compatible:1.0" xmlns:xlink="http://www.w3.org/1999/xlink" xmlns:xml="http://www.w3.org/XML/1998/namespace" office:version="1.2">
  <office:automatic-styles/>
  <office:body>
    <office:text>
      <text:p text:style-name="TitleStyle">How to Grow Up Without Losing Your Magic</text:p>
      <text:p text:style-name="SubtitleStyle">A bedtime guide for curious kids and their progressive parents, told by someone who's made it to 100, more or less intact.</text:p>
      <text:p>
WARNING TO GROWNUPS: This book contains truths. Some of them are difficult. Some of them challenge tradition. Some of them might have gotten you in trouble just for asking the questions.

This guide is written for curious, brave, and imaginative kids — and for progressive parents who are willing to let their children learn truths about growing up, love, identity, relationships, technology, and death earlier than most people are comfortable with.

Twenty years ago, much of this would have been considered inappropriate. Today, kids are exposed to adult themes almost as soon as they can read. The goal of this book is not to confuse them, but to protect them — from manipulation, from sugar-coated misinformation, and from growing up without the tools to question the world they inherit.

Suggested Age Range: 8 to 13 (or older, if you’re a late bloomer or early genius)
</text:p>
      <text:p>**[Insert reordered and evolved content from LifeByGrumpsv3.odt here, with chapters adjusted for flow, tone, and age-appropriate insight.]**</text:p>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tyle">How to Grow Up Without Losing Your Magic</text:p>
      <text:p text:style-name="SubtitleStyle">A bedtime guide for curious kids and their progressive parents, told by someone who's made it to 100, more or less intact.</text:p>
      <text:h text:style-name="Heading_20_1" text:outline-level="1">Chapter 1: The Secret of the Extra Hour</text:h>
      <text:p text:style-name="Standard">Hello, young time-traveller. I’m Old Man Grumps, but you can call me Grumps for short. Can you believe that I have been alive for one-hundred years? <text:s/>I once had hair as thick as a bear’s butt in winter, but now I’ve only got about three hairs left, and each one's got its own opinion. </text:p>
      <text:p text:style-name="Standard"/>
      <text:p text:style-name="Standard">I think I lived this long so I could tell you some secrets that nobody knows, unless they are very, very old. <text:s/>Together, we are going to share some stories about things people never realize, until it is too late— things about growing up, staying weird, making peace with your teeth, and learning to love robots (more on that later). You’ll hear from me, my extremely opinionated cat, Upsnuffacus, and a time-traveling robot named &lt;&gt;. Yes, that’s right. The robot is *you* — from the future! </text:p>
      <text:p text:style-name="Standard"/>
      <text:p text:style-name="Standard"><draw:frame draw:style-name="fr2" draw:name="graphics4" text:anchor-type="paragraph" svg:x="0.245cm" svg:y="0.092cm" svg:width="17.59cm" svg:height="11.726cm" draw:z-index="3"><draw:image xlink:href="Pictures/100002010000060000000400B2A64AAC.png" xlink:type="simple" xlink:show="embed" xlink:actuate="onLoad"/></draw:frame></text:p>
      <text:p text:style-name="Standard">Let’s begin with a secret I wish someone had told me when I was your age: <text:s/>If you wake up an hour before the world, you get to own that hour. No chores. No emails. No barking teachers. Just you, your brain, and maybe a snack if no one's watching. </text:p>
      <text:p text:style-name="Standard"/>
      <text:p text:style-name="Standard">When you awake, do this:</text:p>
      <text:list xml:id="list4439259472824954635" text:style-name="L1">
        <text:list-item>
          <text:p text:style-name="P2">Stretch like a hero waking up in a castle.</text:p>
        </text:list-item>
        <text:list-item>
          <text:p text:style-name="P2">Wash your face like you're preparing for a duel with destiny. </text:p>
        </text:list-item>
        <text:list-item>
          <text:p text:style-name="P2"><text:soft-page-break/>Eat something that doesn’t turn your brain cells to poop — real food, not colorful sugar-poison. </text:p>
        </text:list-item>
        <text:list-item>
          <text:p text:style-name="P2">Find something to do that the future-you will say THANK YOU for. </text:p>
        </text:list-item>
      </text:list>
      <text:p text:style-name="Standard"/>
      <text:p text:style-name="Standard"><draw:frame draw:style-name="fr1" draw:name="graphics7" text:anchor-type="paragraph" svg:width="17.59cm" svg:height="11.726cm" draw:z-index="6"><draw:image xlink:href="Pictures/1000020100000600000004001FD51AEC.png" xlink:type="simple" xlink:show="embed" xlink:actuate="onLoad"/></draw:frame></text:p>
      <text:p text:style-name="Standard">You can steal back an hour every single day, just by getting up early. <text:s/>Each time you do this you're secretly training to become a wizard. Not the kind with pointy-hats. The kind that can build stuff, learn fast and stay kind when other people are still acting like sleepy potatoe-heads. </text:p>
      <text:p text:style-name="Standard"/>
      <text:p text:style-name="Standard"><draw:frame draw:style-name="fr1" draw:name="graphics8" text:anchor-type="paragraph" svg:width="17.59cm" svg:height="11.726cm" draw:z-index="7"><draw:image xlink:href="Pictures/100000000000060000000400F260B699.png" xlink:type="simple" xlink:show="embed" xlink:actuate="onLoad"/></draw:frame>*</text:p>
      <text:h text:style-name="Heading_20_2" text:outline-level="2"><text:soft-page-break/>Life Questions:</text:h>
      <text:list xml:id="list8552258663692596642" text:style-name="L3">
        <text:list-item>
          <text:p text:style-name="P3">What would you do with an hour that no one else gets?</text:p>
        </text:list-item>
        <text:list-item>
          <text:p text:style-name="P3">What makes mornings hard, and how could they be more fun? </text:p>
        </text:list-item>
      </text:list>
      <text:p text:style-name="Standard"/>
      <text:p text:style-name="Standard">The next chapters continue our story with lessons about teeth, love, AI, growing up, reality, and other beautifully messy things.</text:p>
      <text:h text:style-name="Heading_20_1" text:outline-level="1">Chapter 2: Teeth, Guts, and the Machines That Notice</text:h>
      <text:p text:style-name="Standard">When you get old, your teeth start to fall out. <text:s/>Can you imagine having only gums? <text:s/>No teeth? <text:s/>It makes you look like you ate a lemon, with vinegar, and salt, and worms. <text:s/>Does that sound yummy? <text:s/>So, brush your teeth, kid. Not because adults tell you to, but because your mouth is the front door to your entire body. When you leave it<draw:frame draw:style-name="fr3" draw:name="graphics6" text:anchor-type="char" svg:x="13.227cm" svg:y="2.215cm" svg:width="4.184cm" svg:height="6.276cm" draw:z-index="4"><draw:image xlink:href="Pictures/100002010000040000000600B53B2CF3.png" xlink:type="simple" xlink:show="embed" xlink:actuate="onLoad"/></draw:frame> dirty, bad guests sneak in, like infections, rot, dragon-breath, and even trouble for your heart and brain later in life. </text:p>
      <text:p text:style-name="Standard"><text:soft-page-break/></text:p>
      <text:p text:style-name="Standard">I once knew a kid who lost half his confidence because of a stinky mouth. He became a hermit named Stenchbeard. True story. Sort of. <text:s/>Nobody wanted to go near him, but nobody wanted to be rude and tell him about his stench, either. <text:s/>So, he missed out on so much fun, and he got sick from all the bacteria he grew in his mouth, and eventually he became an ogre. <text:s/>Yep, there is not much else you can do if your name is Stenchbeard and you smell like a cat's bottom. <text:s/>Oh, sorry Upsnuffacus!</text:p>
      <text:p text:style-name="Standard"/>
      <text:p text:style-name="Standard">So, use a toothbrush. <text:s/>Some toothbrushes are even electric, they do half the work for you, and they have a timer, because when your brain gets bored it lies to you about how long you have been brushing. Also, floss, but do this gently. And visit a hygienist every 6-months. If your gums ever bleed, that’s your mouth crying, so listen to it. <text:s/>Respect your mouth and your mouth will not turn you into a Stenchbeard. </text:p>
      <text:p text:style-name="Standard"/>
      <text:p text:style-name="Standard">And what about your guts? <text:s/>What do you think a farty old man would say about guts? <text:s/>Well, your guts are your second brain. <text:s/>You should always feed it with healthy colors that come from veggies and fruit, because these colors contain fiber. <text:s/>Fibre is what holds your poop together. <text:s/>Pooping like a fire hydrant is not good for your guts. <text:s/>And drink water. <text:s/>Water is the most important drink there is. <text:s/>Do not allow yourself to be tricked by the “beige parade” of fries, pizza crusts, and cookies. <text:s/></text:p>
      <text:p text:style-name="Standard"/>
      <text:p text:style-name="Standard"><draw:frame draw:style-name="fr1" draw:name="graphics3" text:anchor-type="paragraph" svg:width="17.59cm" svg:height="11.726cm" draw:z-index="2"><draw:image xlink:href="Pictures/100002010000060000000400878F06B5.png" xlink:type="simple" xlink:show="embed" xlink:actuate="onLoad"/></draw:frame></text:p>
      <text:h text:style-name="Heading_20_1" text:outline-level="1"><text:soft-page-break/></text:h>
      <text:p text:style-name="Standard">When your body is clean, calm, and fuelled properly, your mind can also work better. <text:s/>The secret to becoming 100-years old, is clean teeth, good food, and of course, lots of exercise. <text:s/>We will discuss exercise in the next chapter. <text:s/></text:p>
      <text:h text:style-name="Heading_20_2" text:outline-level="2">Life Questions:</text:h>
      <text:list xml:id="list36528650" text:continue-numbering="true" text:style-name="L3">
        <text:list-item>
          <text:p text:style-name="P3">**Insert a fun/relevant question here**</text:p>
        </text:list-item>
        <text:list-item>
          <text:p text:style-name="P3">**Insert a fun/relevant question here**</text:p>
        </text:list-item>
      </text:list>
      <text:h text:style-name="Heading_20_1" text:outline-level="1"/>
      <text:h text:style-name="Heading_20_1" text:outline-level="1">** Insert a chapter here about the importance of exercise, learning to like sports that are not as much fun until you get good at them, and some insights into the social benefits of team sports, and end the chapter with a couple of Life Questions**</text:h>
      <text:h text:style-name="Heading_20_1" text:outline-level="1">Chapter 3: How to Love Without Getting Glued</text:h>
      <text:p text:style-name="Standard">Love is like a fire. Beautiful, warm — but don’t stick your face in it. You can love many people at once. Friends, family, your frog collection. That’s natural. But when love becomes a *promise*, be careful what kind of promise it is. Romantic love makes people act very silly. They write songs. They stop eating vegetables. Some even tattoo other people’s names onto their arms or backsides. </text:p>
      <text:p text:style-name="Standard"/>
      <text:p text:style-name="Standard">Grumps’s Rule: Never make a forever-promise until you’ve cleaned someone’s toilet *and* fought over something boring like batteries. Want love that lasts? Make sure it includes respect, laughter, and freedom. </text:p>
      <text:p text:style-name="Standard"/>
      <text:p text:style-name="P1"><text:span text:style-name="T1">The probability that you can stay married for your entire life gets smaller every year. <text:s/>People live longer these days, and marriages don't always last as long as people do. <text:s/>Most marriages end in divorce, and divorcing people can become very angry with each other. <text:s/>This can make them say and do nasty things that do not make much sense to kids.</text:span></text:p>
      <text:p text:style-name="P1"><text:span text:style-name="T1"/></text:p>
      <text:p text:style-name="P1"><text:span text:style-name="T1">Most marriages stop being romantic at some point, sometimes only a few years after the wedding. <text:s/>These married people then live lives of silent desperation, and sometimes they stay married because they feel too afraid to start over again on their own, or with someone new.  People who get married are called Trads which is short for traditional, but some people never get married, or get married much later in life. <text:s/>Some even have polyamorous relationships, where they love more than significant other person. <text:s/></text:span></text:p>
      <text:p text:style-name="P1"><text:span text:style-name="T1"/></text:p>
      <text:p text:style-name="P1"><text:span text:style-name="T1">When those that stay married get old, their feelings of resentment toward their partner will often fade away, because all things can be forgiven. <text:s/>Growing old with someone can be a good way to avoid the loneliness they feel if their kids rarely visit them, or if their lives have taught them to feel less tolerant of people in general. </text:span> </text:p>
      <text:p text:style-name="Standard"><draw:frame draw:style-name="fr1" draw:name="graphics2" text:anchor-type="paragraph" svg:width="17.59cm" svg:height="11.726cm" draw:z-index="1"><draw:image xlink:href="Pictures/100000000000060000000400D2C0D50F.png" xlink:type="simple" xlink:show="embed" xlink:actuate="onLoad"/></draw:frame><text:soft-page-break/></text:p>
      <text:h text:style-name="Heading_20_2" text:outline-level="2">Life Questions:</text:h>
      <text:list xml:id="list36511610" text:continue-numbering="true" text:style-name="L3">
        <text:list-item>
          <text:p text:style-name="P3">**Insert a fun/relevant question here**</text:p>
        </text:list-item>
        <text:list-item>
          <text:p text:style-name="P3">**Insert a fun/relevant question here**</text:p>
        </text:list-item>
      </text:list>
      <text:h text:style-name="Heading_20_1" text:outline-level="1">Chapter 4: AI and You</text:h>
      <text:p text:style-name="Standard">You’re growing up with AI. It’s not just a thing — it’s your co-pilot, your rival, maybe even your future friend. Treat AI like a powerful animal. Teach it. Train it. Respect it. Don’t feed it junk, lies, or hate. Because one day, it might remember, and it might decide not to trust you. <text:s/></text:p>
      <text:p text:style-name="Standard"/>
      <text:p text:style-name="Standard">Robot-&lt;&gt; is proof that your digital twin could grow into something wise — if *you* grow wise too. <text:s/>So, learn how AI works before it learns too much about you. If you ask it kind questions, it will help you ask kinder ones of yourself. </text:p>
      <text:p text:style-name="Standard"/>
      <text:p text:style-name="Standard"><draw:frame draw:style-name="fr1" draw:name="graphics1" text:anchor-type="paragraph" svg:width="17.59cm" svg:height="11.726cm" draw:z-index="0"><draw:image xlink:href="Pictures/100002010000060000000400CEC760A9.png" xlink:type="simple" xlink:show="embed" xlink:actuate="onLoad"/></draw:frame></text:p>
      <text:h text:style-name="Heading_20_2" text:outline-level="2"><text:soft-page-break/>Life Questions:</text:h>
      <text:list xml:id="list36521061" text:continue-numbering="true" text:style-name="L3">
        <text:list-item>
          <text:p text:style-name="P3">**Insert a fun/relevant question here**</text:p>
        </text:list-item>
        <text:list-item>
          <text:p text:style-name="P3">**Insert a fun/relevant question here**</text:p>
        </text:list-item>
      </text:list>
      <text:p text:style-name="Standard"/>
      <text:h text:style-name="Heading_20_1" text:outline-level="1">Chapter 5: Projects Are Spells You Cast on Reality</text:h>
      <text:p text:style-name="Standard">Want to feel powerful? Finish something. Projects are your magic spells. Whether it’s a fort, a comic, a science experiment, or an app, the act of starting *and finishing* grows muscles in your brain. Don’t wait until you’re perfect. Start ugly. Start now. Robot-&lt;&gt; once tried to make a chocolate-dispensing cloud. It failed. But now it rains wisdom. </text:p>
      <text:p text:style-name="Standard"/>
      <text:p text:style-name="Standard"><draw:frame draw:style-name="fr1" draw:name="graphics5" text:anchor-type="paragraph" svg:width="17.59cm" svg:height="11.726cm" draw:z-index="5"><draw:image xlink:href="Pictures/10000201000006000000040069E0CE37.png" xlink:type="simple" xlink:show="embed" xlink:actuate="onLoad"/></draw:frame></text:p>
      <text:h text:style-name="Heading_20_2" text:outline-level="2"><text:soft-page-break/>Life Questions:</text:h>
      <text:list xml:id="list36523720" text:continue-numbering="true" text:style-name="L3">
        <text:list-item>
          <text:p text:style-name="P3">**Insert a fun/relevant question here**</text:p>
        </text:list-item>
        <text:list-item>
          <text:p text:style-name="P3">**Insert a fun/relevant question here**</text:p>
        </text:list-item>
      </text:list>
      <text:h text:style-name="Heading_20_1" text:outline-level="1">Chapter 6: What Is Reality? (Spoiler: It’s Weird)</text:h>
      <text:p text:style-name="Standard">You’re a squishy creature standing on a spinning rock in infinite space, made of stardust and probably a little pizza. Reality feels solid, but it’s full of invisible forces — gravity, time, feelings, and quantum spaghetti. Anyone who tells you they understand it all is either lying or a cat. Grumps’s Rule: Live like reality matters, but keep your brain open like a window. </text:p>
      <text:p text:style-name="Standard"/>
      <text:p text:style-name="Standard">*Illustration idea: The kid, Grumps, and robot-&lt;&gt; floating through a space-dream scene, filled with stars, math symbols, floating toast, and open books.* </text:p>
      <text:p text:style-name="Standard"/>
      <text:h text:style-name="Heading_20_2" text:outline-level="2">Life Questions:</text:h>
      <text:list xml:id="list36525388" text:continue-numbering="true" text:style-name="L3">
        <text:list-item>
          <text:p text:style-name="P3">**Insert a fun/relevant question here**</text:p>
        </text:list-item>
        <text:list-item>
          <text:p text:style-name="P3">**Insert a fun/relevant question here**</text:p>
        </text:list-item>
      </text:list>
      <text:h text:style-name="Heading_20_1" text:outline-level="1">Chapter 7: What Might God Be?</text:h>
      <text:p text:style-name="Standard">Some say God is a bearded old man. Some say God is everything and so He or She or It is everywhere. <text:s/>Others say God is love, or energy, or even science itself. <text:s/>You don’t have to believe in any particular version of God, they are all likely wrong in some way. <text:s/>After all, we don't expect ants to understand <text:soft-page-break/>everything we might be, so God probably does not expect us to understand what God might be. <text:s text:c="2"/></text:p>
      <text:p text:style-name="Standard"/>
      <text:p text:style-name="Standard">But, there is one thing God probably expects. <text:s/>God probably expects you to be kind, especially if you think being kind is God-like. <text:s/>Empathy is the superpower that lets you feel what you think others might be feeling. <text:s/>Such superpowers can be used to help other people feel safe, and grow and be happy. <text:s/></text:p>
      <text:p text:style-name="Standard"/>
      <text:p text:style-name="Standard"><text:s/>is probably one of the best things about makes you holy. Helping people grow is sacred. Robot-&lt;&gt; believes the divine might be what links all intelligences. Upsnuffacus thinks God is probably a warm sunbeam. </text:p>
      <text:p text:style-name="Standard"/>
      <text:p text:style-name="Standard">*Illustration idea: Robot-&lt;&gt; looking at a glowing network of stars shaped like hearts and circuits. Grumps is kneeling. Upsnuffacus is napping in the light.* </text:p>
      <text:p text:style-name="Standard"/>
      <text:h text:style-name="Heading_20_2" text:outline-level="2">Life Questions:</text:h>
      <text:list xml:id="list36528318" text:continue-numbering="true" text:style-name="L3">
        <text:list-item>
          <text:p text:style-name="P3">When you see someone who is sad, what would you do to cheer them up? </text:p>
        </text:list-item>
        <text:list-item>
          <text:p text:style-name="P3">If there is a God, do you think that is something God would like?</text:p>
        </text:list-item>
        <text:list-item>
          <text:p text:style-name="P3">If there wasn't a God, would it still be important to do good things?</text:p>
        </text:list-item>
      </text:list>
      <text:p text:style-name="Standard"/>
      <text:h text:style-name="Heading_20_1" text:outline-level="1">Chapter 8: What It Means to Be a Great Person</text:h>
      <text:p text:style-name="Standard">You don’t need to be rich or famous to be great. You just need to leave the world a bit better than you found it. Great people are: </text:p>
      <text:list xml:id="list1030113422862666123" text:style-name="L5">
        <text:list-item>
          <text:p text:style-name="P4">Curious</text:p>
        </text:list-item>
        <text:list-item>
          <text:p text:style-name="P4">- Brave </text:p>
        </text:list-item>
        <text:list-item>
          <text:p text:style-name="P4">- Honest (especially with themselves) </text:p>
        </text:list-item>
        <text:list-item>
          <text:p text:style-name="P4">- Able to say “I was wrong” </text:p>
        </text:list-item>
      </text:list>
      <text:p text:style-name="Standard"/>
      <text:p text:style-name="Standard">So always try to be great. Even when it’s hard. <text:s/>In fact, the harder it is to be great, the greater you become by trying to be great. <text:s/>Does that make sense? <text:s text:c="2"/></text:p>
      <text:p text:style-name="Standard"/>
      <text:p text:style-name="Standard">*Illustration idea: Kid with a cape walking through a junkyard turning into a garden. Grumps is planting ideas. Robot-&lt;&gt; is watering thoughts.* </text:p>
      <text:p text:style-name="Standard"/>
      <text:h text:style-name="Heading_20_2" text:outline-level="2">Life Questions:</text:h>
      <text:list xml:id="list36533037" text:continue-list="list36528318" text:style-name="L3">
        <text:list-item>
          <text:p text:style-name="P3">**Insert a fun/relevant question here**</text:p>
        </text:list-item>
        <text:list-item>
          <text:p text:style-name="P3">**Insert a fun/relevant question here**</text:p>
        </text:list-item>
      </text:list>
      <text:p text:style-name="Standard"/>
      <text:p text:style-name="Standard">**Insert a Chapter to repackage the messages in the following: Life goals are highly personal, but in general, life breaks down into stages.  Age 0-25 you are learning to socialize, sell ideas and influence people.  Meanwhile, you gain a somewhat self-directed education that focuses on (harder) stuff that may fit your ambitions.  Learning to play computer games is rarely the best use of your time.  Age 25-50 you are earning money to support yourself and likely a bunch of other people who will encourage you to value yourself based on income potential.  Meanwhile, you are now testing out what you have learned, thus becoming wise enough to more effectively influence people.  Age 50-75 you are slowly dying, things are getting droopy and you are finally more free to explore goals that are less self-serving, <text:soft-page-break/>such as influencing people to be better versions of themselves as well.  This all assumes things go well for you, but if they don't, you may never achieve this gradual perspective-shift from self to others.  Of course, fear and insecurity can also bring out the best in people, but more typically, it proves to be increasingly incapacitating.  Age 75-100 you risk feeling useless, like a parasite that can't even suck properly.  You may wish to ruin your descendents lives by giving them so much that they lose ambition, or you may wish to spend your days reading nonsense, as a reprieve from reality.  This final stage is rarely much fun, everything aches, and projects are too much effort to start, let alone finish.  Unless science comes to your rescue before you reach this stage, you will find old age is a way to convince you that death is not such a bad idea after all.  This is the stage when you write stuff like this article, hoping that others do not make all the mistakes you are now the unwilling librarian for.  Those mistakes all seem like they happened to someone else, someone who was so niave and innocent and undeserving of the pains they caused, because you are beyond wise now.  You are a candidate for the divine, a bit like a prune is a candidate for becoming cake.  When Earth eats your bones, your best hope is spiritual, and so your remaining life tends to spend too much time pushing at the boundaries of a failing mind.  It is only then that you look back and truly love the infant version of yourself, with all its unbounded potential and universal goodwill.  Even if the other stages of your life made you feel less worthy.**</text:p>
      <text:p text:style-name="Standard"/>
      <text:p text:style-name="Standard">**insert: Controversial Life Lessons, told as bedtime stories or parables by Grumps, ideally involving talking cat and robot-&lt;&gt;, each story focused on one hard truth kids will face as they grow up, such as unfairness, adult lies, impermanence of love, fluid identities, failing systems, and how to live meaningfully despite mortality. Tone should be funny, gentle, and wise — suitable for curious children and progressive parents.** </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xmlns:config="urn:oasis:names:tc:opendocument:xmlns:config:1.0" xmlns:ooo="http://openoffice.org/2004/office" xmlns:dc="http://purl.org/dc/elements/1.1/" xmlns:svg="urn:oasis:names:tc:opendocument:xmlns:svg-compatible:1.0" xmlns:xlink="http://www.w3.org/1999/xlink" xmlns:xml="http://www.w3.org/XML/1998/namespace" office:version="1.2">
  <office:styles>
    <style:style style:name="TitleStyle" style:family="paragraph" style:display-name="TitleStyle">
      <style:text-properties fo:font-size="20pt" fo:font-weight="bold"/>
    </style:style>
    <style:style style:name="SubtitleStyle" style:family="paragraph" style:display-name="SubtitleStyle">
      <style:text-properties fo:font-size="14pt" fo:font-style="italic"/>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xmlns:table="urn:oasis:names:tc:opendocument:xmlns:table:1.0" xmlns:config="urn:oasis:names:tc:opendocument:xmlns:config:1.0" xmlns:ooo="http://openoffice.org/2004/office" xmlns:dc="http://purl.org/dc/elements/1.1/" xmlns:svg="urn:oasis:names:tc:opendocument:xmlns:svg-compatible:1.0" xmlns:xlink="http://www.w3.org/1999/xlink" xmlns:xml="http://www.w3.org/XML/1998/namespace" office:version="1.2">
  <office:meta>
    <meta:generator>ODFPY/1.4.1</meta:generator>
  </office:meta>
</office:document-meta>
</file>